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style:font-name="Verdana"/>
    </style:style>
    <style:style style:name="P2" style:family="paragraph" style:parent-style-name="Heading_20_3">
      <style:paragraph-properties fo:text-align="center" style:justify-single-word="false"/>
      <style:text-properties style:font-name="Verdana"/>
    </style:style>
    <style:style style:name="P3" style:family="paragraph" style:parent-style-name="Heading_20_1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paragraph-properties fo:line-height="150%"/>
      <style:text-properties style:font-name="Verdana"/>
    </style:style>
    <style:style style:name="P6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ntrol de cambios</text:h>
      <text:p text:style-name="P4"/>
      <text:h text:style-name="P1" text:outline-level="2">Revisión No. 134</text:h>
      <text:p text:style-name="P4"/>
      <text:p text:style-name="P4"><text:span text:style-name="T1">Cambios hechos por</text:span>: <text:s/>Mario Batres</text:p>
      <text:p text:style-name="P4"/>
      <text:p text:style-name="P4"/>
      <text:h text:style-name="P2" text:outline-level="3">Eliminación de la tabla Tipo Asignación</text:h>
      <text:p text:style-name="P5"/>
      <text:p text:style-name="P6"><text:tab/>Se ha eliminado la tabla <text:span text:style-name="T2">“tipo_asignacion”</text:span> y toda la funcionalidad que había en el sistema con dicha tabla. <text:s/></text:p>
      <text:p text:style-name="P6"/>
      <text:p text:style-name="P6"><text:tab/>El atributo <text:span text:style-name="T2">“tipo_asignacion_id”</text:span> de la tabla “asignacion” ha cambiado a <text:span text:style-name="T2">“tipo_asignacion”</text:span> que es un tipo integer sin ninguna relación. <text:s/>En el sistema, este atributo es manejado por el enum <text:span text:style-name="T2">“TipoAsignacion”</text:span> en el paquete <text:s/><text:span text:style-name="T2">“gt.edu.usac.cats.enums”</text:span> que está en el proyecto “trabajo_social_orm”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meta:document-statistic meta:table-count="0" meta:image-count="0" meta:object-count="0" meta:page-count="1" meta:paragraph-count="6" meta:word-count="82" meta:character-count="508"/>
    <dc:date>2011-02-16T02:41:36</dc:date>
    <dc:creator>Mario Batres</dc:creator>
    <meta:editing-duration>PT00H33M14S</meta:editing-duration>
    <meta:editing-cycles>1</meta:editing-cycles>
    <meta:generator>OpenOffice.org/3.1$Unix OpenOffice.org_project/310m19$Build-9420</meta:generator>
  </office:meta>
</office:document-meta>
</file>